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JXPathBinding.isListInSet( Set set , Lis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eaterJXPathBinding.isAnyListElementNotNull( Lis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JXPathBinding.RepeaterJXPathBinding( JXPathBindingBuilderBase . CommonAttributes commonAtts , String repeaterId , String repeaterPath , String rowPath , String rowPathForInsert , String uniqueRowId , String uniqueRowPath , JXPathBindingBase [ ] childBindings , JXPathBindingBase insertBinding , JXPathBindingBase [ ] deleteBindings , JXPathBindingBase [ ] unique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JXPathBinding.getMatchIds( JXPathContext row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peaterJXPathBinding.enableLogging( Logger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JXPathBinding.RepeaterJXPathBinding( JXPathBindingBuilderBase . CommonAttributes commonAtts , String repeaterId , String repeaterPath , String rowPath , String rowPathForInsert , String uniqueRowId , String uniqueRowPath , Convertor convertor , Locale convertorLocale , JXPathBindingBase [ ] childBindings , JXPathBindingBase insertBinding , JXPathBindingBase [ ] deleteBindings , JXPathBindingBase [ ] uniqueBindin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peaterJXPathBinding.doLoad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peaterJXPathBinding.getUniqueRowValues( Repeater . RepeaterRow this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eaterJXPathBinding.doSave( Widget frmModel , JXPathContext jxpc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1">
            <text:p text:style-name="Table_20_Contents">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